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6000000060DE71741506A88348.png" manifest:media-type="image/png"/>
  <manifest:file-entry manifest:full-path="Pictures/100000010000020F00000157FCCA81356C35C1B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draw:fill-color="#ffd320" draw:textarea-vertical-align="middle" draw:auto-grow-height="false" fo:min-height="2.008cm" fo:min-width="2.121cm" fo:wrap-option="wrap"/>
    </style:style>
    <style:style style:name="gr4" style:family="graphic" style:parent-style-name="standard">
      <style:graphic-properties draw:stroke="none" draw:fill-color="#ffd320" draw:textarea-vertical-align="middle" draw:auto-grow-height="false" fo:min-height="1.502cm" fo:min-width="1.783cm" fo:wrap-option="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align="end" fo:text-indent="0cm"/>
      <style:text-properties fo:font-variant="normal" fo:text-transform="none" fo:color="#ffdf5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line-height="200%" fo:text-align="end"/>
      <style:text-properties fo:color="#ffdf5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ffdf5e" loext:opacity="100%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df5e" loext:opacity="100%" loext:color-lum-mod="100%" loext:color-lum-off="0%" fo:font-weight="bold" style:font-weight-asian="bold" style:font-weight-complex="bold"/>
    </style:style>
    <style:style style:name="P6" style:family="paragraph">
      <loext:graphic-properties draw:fill-color="#ffd320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ffdf5e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df5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43cm" svg:height="9.074cm" svg:x="-0.127cm" svg:y="-0.03cm">
          <draw:image xlink:href="Pictures/100000010000020F00000157FCCA81356C35C1B1.png" xlink:type="simple" xlink:show="embed" xlink:actuate="onLoad" draw:mime-type="image/png">
            <text:p/>
          </draw:image>
        </draw:frame>
        <draw:frame draw:style-name="gr2" draw:text-style-name="P3" draw:layer="layout" svg:width="3.254cm" svg:height="1.505cm" svg:x="2.532cm" svg:y="1.529cm">
          <draw:text-box>
            <text:p text:style-name="P2"><text:span text:style-name="T1">Since</text:span><text:span text:style-name="T1"><text:line-break/></text:span><text:span text:style-name="T1">last </text:span><text:span text:style-name="T1">pause</text:span></text:p>
          </draw:text-box>
        </draw:frame>
        <draw:frame draw:style-name="gr2" draw:text-style-name="P5" draw:layer="layout" svg:width="4.346cm" svg:height="0.962cm" svg:x="9.216cm" svg:y="2.586cm">
          <draw:text-box>
            <text:p text:style-name="P4"><text:span text:style-name="T2">Today’s </text:span><text:span text:style-name="T2">total</text:span></text:p>
          </draw:text-box>
        </draw:frame>
        <draw:custom-shape draw:style-name="gr3" draw:text-style-name="P6" draw:layer="layout" svg:width="2.62cm" svg:height="2.257cm" draw:transform="rotate (1.46066605099405) translate (7.974cm 2.994cm)">
          <text:p/>
          <draw:enhanced-geometry svg:viewBox="0 0 21600 21600" draw:text-areas="0 0 21600 21600" draw:mirror-horizontal="false" draw:mirror-vertical="false" draw:type="circular-arrow" draw:modifiers="180 -94.9962377896608 7847.825653317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2.282cm" svg:height="1.751cm" draw:transform="rotate (-1.62001461170114) translate (6.804cm 0.445cm)">
          <text:p/>
          <draw:enhanced-geometry svg:viewBox="0 0 21600 21600" draw:text-areas="0 0 21600 21600" draw:mirror-horizontal="false" draw:mirror-vertical="true" draw:type="circular-arrow" draw:modifiers="179.714202612993 -94.9962377896608 7847.825653317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0.72cm" svg:height="0.72cm" svg:x="9.566cm" svg:y="6.205cm">
          <draw:image xlink:href="Pictures/100000010000006000000060DE71741506A8834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5cm" fo:margin-bottom="0cm" fo:text-indent="0cm"/>
      <style:text-properties fo:font-size="15.8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8cm" fo:margin-bottom="0cm" fo:text-indent="0cm"/>
      <style:text-properties fo:font-size="1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2cm" fo:margin-bottom="0cm" fo:text-indent="0cm"/>
      <style:text-properties fo:font-size="11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3.792cm" fo:page-height="8.9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007cm" svg:x="1cm" svg:y="2.917cm"/>
      <draw:page-thumbnail draw:layer="backgroundobjects" svg:width="9.294cm" svg:height="6.007cm" svg:x="1cm" svg:y="10.965cm"/>
      <draw:page-thumbnail draw:layer="backgroundobjects" svg:width="9.294cm" svg:height="6.007cm" svg:x="1cm" svg:y="19.013cm"/>
      <draw:page-thumbnail draw:layer="backgroundobjects" svg:width="9.294cm" svg:height="6.007cm" svg:x="11.295cm" svg:y="2.917cm"/>
      <draw:page-thumbnail draw:layer="backgroundobjects" svg:width="9.294cm" svg:height="6.007cm" svg:x="11.295cm" svg:y="10.965cm"/>
      <draw:page-thumbnail draw:layer="backgroundobjects" svg:width="9.294cm" svg:height="6.007cm" svg:x="11.295cm" svg:y="19.013cm"/>
    </style:handout-master>
    <style:master-page style:name="Default" style:page-layout-name="PM1" draw:style-name="Mdp1">
      <draw:frame presentation:style-name="Default-title" draw:layer="backgroundobjects" svg:width="12.412cm" svg:height="1.488cm" svg:x="0.688cm" svg:y="0.354cm" presentation:class="title" presentation:placeholder="true">
        <draw:text-box/>
      </draw:frame>
      <draw:frame presentation:style-name="Default-outline1" draw:layer="backgroundobjects" svg:width="12.412cm" svg:height="5.17cm" svg:x="0.688cm" svg:y="2.085cm" presentation:class="outline" presentation:placeholder="true">
        <draw:text-box/>
      </draw:frame>
      <draw:frame presentation:style-name="Mpr1" draw:text-style-name="MP2" draw:layer="backgroundobjects" svg:width="3.213cm" svg:height="0.614cm" svg:x="0.688cm" svg:y="8.12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372cm" svg:height="0.614cm" svg:x="4.716cm" svg:y="8.12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213cm" svg:height="0.614cm" svg:x="9.887cm" svg:y="8.12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1:33:39.938813333</meta:creation-date>
    <dc:date>2023-12-17T14:55:36.856059549</dc:date>
    <meta:editing-duration>PT2H39M14S</meta:editing-duration>
    <meta:editing-cycles>2</meta:editing-cycles>
    <meta:generator>LibreOffice/7.5.9.2$Linux_X86_64 LibreOffice_project/50$Build-2</meta:generator>
    <meta:document-statistic meta:object-count="29"/>
  </office:meta>
</office:document-meta>
</file>